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Emoji" svg:font-family="'Segoe UI Emoj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Emoji1" svg:font-family="'Segoe UI Emoji'"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margin-left="-0.0799in" fo:margin-right="0in" fo:text-indent="0in"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Heading_20_1">
      <style:paragraph-properties fo:break-before="page"/>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fo:language="pl" fo:country="PL"/>
    </style:style>
    <style:style style:name="P7" style:family="paragraph" style:parent-style-name="Standard">
      <style:paragraph-properties fo:margin-left="0.25in" fo:margin-right="0in" fo:text-indent="0in" style:auto-text-indent="false"/>
      <style:text-properties fo:language="pl" fo:country="PL" fo:font-style="italic" style:font-style-asian="italic" style:font-style-complex="italic"/>
    </style:style>
    <style:style style:name="P8" style:family="paragraph" style:parent-style-name="Standard">
      <style:paragraph-properties fo:margin-left="0in" fo:margin-right="0in" fo:text-indent="0.4917in" style:auto-text-indent="false"/>
    </style:style>
    <style:style style:name="P9" style:family="paragraph" style:parent-style-name="Title" style:master-page-name="Standard">
      <style:paragraph-properties fo:text-align="end" style:justify-single-word="false" style:page-number="auto"/>
    </style:style>
    <style:style style:name="P10" style:family="paragraph" style:parent-style-name="Subtitle">
      <style:paragraph-properties fo:margin-left="0in" fo:margin-right="0in" fo:margin-top="0in" fo:margin-bottom="0.111in" loext:contextual-spacing="false" fo:line-height="108%" fo:text-align="start" style:justify-single-word="false" fo:text-indent="0in" style:auto-text-indent="false" style:writing-mode="lr-tb"/>
      <style:text-properties style:text-underline-style="solid" style:text-underline-width="auto" style:text-underline-color="font-color"/>
    </style:style>
    <style:style style:name="P11" style:family="paragraph" style:parent-style-name="List_20_Paragraph" style:list-style-name="WWNum16">
      <style:text-properties fo:language="pl" fo:country="PL" fo:font-style="italic" style:font-style-asian="italic" style:font-style-complex="italic"/>
    </style:style>
    <style:style style:name="P12" style:family="paragraph" style:parent-style-name="List_20_Paragraph" style:list-style-name="WWNum14">
      <style:text-properties fo:language="pl" fo:country="PL"/>
    </style:style>
    <style:style style:name="P13" style:family="paragraph" style:parent-style-name="List_20_Paragraph" style:list-style-name="WWNum13">
      <style:text-properties fo:language="pl" fo:country="PL"/>
    </style:style>
    <style:style style:name="P14" style:family="paragraph" style:parent-style-name="List_20_Paragraph" style:list-style-name="WWNum18">
      <style:text-properties fo:language="pl" fo:country="PL"/>
    </style:style>
    <style:style style:name="P15" style:family="paragraph" style:parent-style-name="List_20_Paragraph" style:list-style-name="WWNum18">
      <style:text-properties fo:language="pl" fo:country="PL" officeooo:rsid="00204049" officeooo:paragraph-rsid="00204049"/>
    </style:style>
    <style:style style:name="P16" style:family="paragraph" style:parent-style-name="List_20_Paragraph" style:list-style-name="WWNum18">
      <style:text-properties fo:language="pl" fo:country="PL" officeooo:rsid="00210359" officeooo:paragraph-rsid="00210359"/>
    </style:style>
    <style:style style:name="P17" style:family="paragraph" style:parent-style-name="List_20_Paragraph" style:list-style-name="WWNum15"/>
    <style:style style:name="P18" style:family="paragraph" style:parent-style-name="List_20_Paragraph" style:list-style-name="WWNum14">
      <style:text-properties style:font-name="Calibri" fo:font-size="11pt" fo:language="pl" fo:country="PL" officeooo:rsid="001a82d5" officeooo:paragraph-rsid="001a82d5" style:font-name-asian="Calibri1" style:font-size-asian="11pt" style:font-name-complex="Calibri1" style:font-size-complex="11pt"/>
    </style:style>
    <style:style style:name="P19" style:family="paragraph" style:parent-style-name="List_20_Paragraph" style:list-style-name="WWNum14">
      <style:text-properties style:font-name="Calibri" fo:font-size="11pt" fo:language="pl" fo:country="PL" officeooo:rsid="001d7da5" officeooo:paragraph-rsid="001d7da5" style:font-name-asian="Calibri1" style:font-size-asian="11pt" style:font-name-complex="Calibri1" style:font-size-complex="11pt"/>
    </style:style>
    <style:style style:name="P20" style:family="paragraph" style:parent-style-name="List_20_Paragraph" style:list-style-name="WWNum14">
      <style:text-properties style:font-name="Calibri" fo:font-size="11pt" fo:language="pl" fo:country="PL" officeooo:rsid="001e6f3a" officeooo:paragraph-rsid="001e6f3a" style:font-name-asian="Calibri1" style:font-size-asian="11pt" style:font-name-complex="Calibri1" style:font-size-complex="11pt"/>
    </style:style>
    <style:style style:name="P21" style:family="paragraph" style:parent-style-name="List_20_Paragraph" style:list-style-name="WWNum14">
      <style:text-properties style:font-name="Calibri" fo:font-size="11pt" fo:language="pl" fo:country="PL" fo:font-style="italic" officeooo:rsid="001c3807" officeooo:paragraph-rsid="001a82d5" style:font-name-asian="Calibri1" style:font-size-asian="11pt" style:font-name-complex="Calibri1" style:font-size-complex="11pt"/>
    </style:style>
    <style:style style:name="P22" style:family="paragraph" style:parent-style-name="List_20_Paragraph" style:list-style-name="WWNum14">
      <style:text-properties style:font-name="Calibri" fo:font-size="11pt" fo:language="pl" fo:country="PL" fo:font-style="italic" officeooo:rsid="001d7da5" officeooo:paragraph-rsid="001a82d5" style:font-name-asian="Calibri1" style:font-size-asian="11pt" style:font-name-complex="Calibri1" style:font-size-complex="11pt"/>
    </style:style>
    <style:style style:name="P23" style:family="paragraph" style:parent-style-name="List_20_Paragraph" style:list-style-name="WWNum14">
      <style:text-properties fo:font-style="italic" officeooo:rsid="001a82d5" officeooo:paragraph-rsid="001a82d5"/>
    </style:style>
    <style:style style:name="P24" style:family="paragraph" style:parent-style-name="List_20_Paragraph" style:list-style-name="WWNum13"/>
    <style:style style:name="P25" style:family="paragraph" style:parent-style-name="List_20_Paragraph" style:list-style-name="WWNum18"/>
    <style:style style:name="P26" style:family="paragraph" style:parent-style-name="List_20_Paragraph" style:list-style-name="WWNum18">
      <style:text-properties officeooo:rsid="00204049" officeooo:paragraph-rsid="00204049"/>
    </style:style>
    <style:style style:name="P27" style:family="paragraph" style:parent-style-name="Standard">
      <style:text-properties fo:language="pl" fo:country="PL"/>
    </style:style>
    <style:style style:name="T1" style:family="text">
      <style:text-properties fo:language="pl" fo:country="PL"/>
    </style:style>
    <style:style style:name="T2" style:family="text">
      <style:text-properties fo:language="pl" fo:country="PL" fo:font-weight="bold" style:font-weight-asian="bold" style:font-weight-complex="bold"/>
    </style:style>
    <style:style style:name="T3" style:family="text">
      <style:text-properties style:font-name="Calibri" fo:font-size="11pt" fo:language="pl" fo:country="PL" style:font-name-asian="Calibri1" style:font-size-asian="11pt" style:font-name-complex="Calibri1" style:font-size-complex="11pt"/>
    </style:style>
    <style:style style:name="T4" style:family="text">
      <style:text-properties style:font-name="Calibri" fo:font-size="11pt" fo:language="pl" fo:country="PL" officeooo:rsid="001c3807" style:font-name-asian="Calibri1" style:font-size-asian="11pt" style:font-name-complex="Calibri1" style:font-size-complex="11pt"/>
    </style:style>
    <style:style style:name="T5" style:family="text">
      <style:text-properties style:font-name="Calibri" fo:font-size="11pt" fo:language="pl" fo:country="PL" officeooo:rsid="001d7da5" style:font-name-asian="Calibri1" style:font-size-asian="11pt" style:font-name-complex="Calibri1" style:font-size-complex="11pt"/>
    </style:style>
    <style:style style:name="T6" style:family="text">
      <style:text-properties style:font-name="Segoe UI Emoji" fo:language="pl" fo:country="PL" style:font-name-asian="Segoe UI Emoji1" style:font-name-complex="Segoe UI Emoji1"/>
    </style:style>
    <style:style style:name="T7" style:family="text">
      <style:text-properties officeooo:rsid="0022bb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prawozdanie II</text:p>
      <text:p text:style-name="P10">Reprezentacja wiedzy</text:p>
      <text:p text:style-name="P5"/>
      <text:h text:style-name="Heading_20_1" text:outline-level="1">Wprowadzenie</text:h>
      <text:list xml:id="list3096793786" text:style-name="WWNum16">
        <text:list-item>
          <text:p text:style-name="P11">Po co i gdzie reprezentować wiedzę?</text:p>
        </text:list-item>
        <text:list-item>
          <text:p text:style-name="P11">Co to są systemy oparte na wiedzy?</text:p>
        </text:list-item>
        <text:list-item>
          <text:p text:style-name="P11">Czym się różni robot, który korzysta z reprezentacji wiedzy od tego, który nie korzysta?</text:p>
        </text:list-item>
      </text:list>
      <text:p text:style-name="P7"/>
      <text:h text:style-name="Heading_20_1" text:outline-level="1">Systemy oparte na wiedzy. Formalizacja wiedzy<text:span text:style-name="T1"> </text:span></text:h>
      <text:p text:style-name="P6">Odpowiedz na poniższe pytania. Odpowiedzi szukaj we własnych zasobach wiedzy, w Internecie, w książkach lub artykułach. Odpowiedz pisemnie, podając źródło.</text:p>
      <text:list xml:id="list894971852" text:style-name="WWNum15">
        <text:list-item>
          <text:p text:style-name="P17"><text:span text:style-name="T1">Co to jest “system oparty na wiedzy” (ang. Knowledge-Based System)? Z jakich elementów składają się systemu oparte na wiedzy (narysuj / wklej ilustrację)? Jakie (dwie) podstawowe </text:span><text:span text:style-name="T2">operacje </text:span><text:span text:style-name="T1">można przeprowadzić na takim systemie?</text:span></text:p>
        </text:list-item>
        <text:list-item>
          <text:p text:style-name="P17"><text:span text:style-name="T1">Po co </text:span><text:span text:style-name="T2">formalizować </text:span><text:span text:style-name="T1">wiedzę?</text:span></text:p>
        </text:list-item>
        <text:list-item>
          <text:p text:style-name="P17"><text:span text:style-name="T2">Jak </text:span><text:span text:style-name="T1">formalizować wiedzę? (tzn. jak z wiedzy nieformalnej, np. tekstu w języku naturalnym przejść do bardziej sformalizowanej postaci, np. relacyjnej bazy danych, zestawu formuł logicznych itd.).</text:span></text:p>
        </text:list-item>
        <text:list-item>
          <text:p text:style-name="P17"><text:span text:style-name="T1">Wymień 5 </text:span><text:span text:style-name="T2">sposobów </text:span><text:span text:style-name="T1">reprezentacji wiedzy. Uporządkuj je od najmniej do najbardziej sformalizowanych.</text:span></text:p>
        </text:list-item>
      </text:list>
      <text:h text:style-name="Heading_20_1" text:outline-level="1">Sieci semantyczne i ramy</text:h>
      <text:p text:style-name="P6">Na podstawie podanych na końcu źródeł, własnej wiedzy i poszukiwań w Internecie odpowiedz na pytania:</text:p>
      <text:list xml:id="list1422717617" text:style-name="WWNum14">
        <text:list-item>
          <text:p text:style-name="P12">Co to są sieci semantyczne, jakie są ich rodzaje?</text:p>
          <text:p text:style-name="P18">Sieć semantyczna jest grafem, który reprezentuje wiedzę i wspiera/umożliwia wnioskowanie na danej wiedzy. Poniżej przedstawiam kilka rodzajów sieci semantycznych:</text:p>
          <text:list>
            <text:list-item>
              <text:p text:style-name="P23"><text:span text:style-name="T3"><text:s/>Definitional networks – </text:span><text:span text:style-name="T4">podkreślają relacje typów i podtypów. Dzięki temu można powiedzieć, że jest w nich dziedziczenie</text:span></text:p>
            </text:list-item>
            <text:list-item>
              <text:p text:style-name="P21"><text:s/>Assertional networks – główną cechą jest to, że informacje uważa się warunkowo za prawdziwe, chyba że jest oznaczona jako nieprawdziwa</text:p>
            </text:list-item>
            <text:list-item>
              <text:p text:style-name="P23"><text:span text:style-name="T4"><text:s/>Implicational networks – </text:span><text:span text:style-name="T5">jak nazwa sama wskazuje wykorzystuje głównie implikację jako sposób łączenia węzłów</text:span></text:p>
            </text:list-item>
            <text:list-item>
              <text:p text:style-name="P22"><text:s/>Executable networks – zawiera mechanizmy dzięki którym możliwe jest wnioskowanie, przekazywanie informacji, szukanie wzorców etc.</text:p>
            </text:list-item>
            <text:list-item>
              <text:p text:style-name="P22"><text:s/>Learning networks – główną cechą jest to, że nowa wiedza jest dostarczana poprzez uczenie się na podanych przykładach</text:p>
            </text:list-item>
          </text:list>
        </text:list-item>
        <text:list-item>
          <text:p text:style-name="P12">Narysuj przykładową sieć semantyczną.</text:p>
        </text:list-item>
        <text:list-item>
          <text:p text:style-name="P12"><text:soft-page-break/>Jakie są zalety i wady sieci semantycznych?</text:p>
          <text:p text:style-name="P19">Główną zaletą jest to, że sieć jest bardzo elastyczna, można w dowolny sposób ją rozbudować, łączyć elementy, przechowywać różne informacje w węźle. </text:p>
          <text:p text:style-name="P19">Wadą jest problematyczność z hierarchią i wyszukiwaniem informacji (paradoks Nixona lub Road Runner – Road Runner jest strusiem i ptakiem, ale nie lata, ale w grafie Road Runner jest połączony do obydwu kategorii). </text:p>
        </text:list-item>
      </text:list>
      <text:p text:style-name="Standard"/>
      <text:list xml:id="list221255823894783" text:continue-numbering="true" text:style-name="WWNum14">
        <text:list-item>
          <text:p text:style-name="P12">Co to są ramy/ramki?</text:p>
          <text:p text:style-name="P20">Ramka zawiera zbiór atrybutów opisujący obiekt z danej kategorii. Ramki mogą po sobie dziedziczyć. Dzięki nim zostały rozwinięte systemy obiektowe, jednak w systemie ramkowy nie ma różnicy pomiędzy klasami a obiektami.</text:p>
        </text:list-item>
        <text:list-item>
          <text:p text:style-name="P12">Narysuj przykładową ramkę.</text:p>
        </text:list-item>
        <text:list-item>
          <text:p text:style-name="P12">Jakie są zalety i wady ramek?</text:p>
          <text:p text:style-name="P20">Wadami są duża ogólność oraz niejednoznaczność. </text:p>
        </text:list-item>
      </text:list>
      <text:p text:style-name="P8"/>
      <text:p text:style-name="Standard"/>
      <text:h text:style-name="P4" text:outline-level="1">Modelowanie wiedzy</text:h>
      <text:list xml:id="list2094615960" text:style-name="WWNum13">
        <text:list-item>
          <text:p text:style-name="P24"><text:span text:style-name="T1">Na podstawie </text:span><text:a xlink:type="simple" xlink:href="https://pl.wikipedia.org/wiki/Gra_o_tron_(powieść)" text:style-name="Internet_20_link" text:visited-style-name="Visited_20_Internet_20_Link"><text:span text:style-name="T1">źródła A</text:span></text:a><text:span text:style-name="T1"> lub -- dla nieustraszonych -- </text:span><text:a xlink:type="simple" xlink:href="https://pl.wikipedia.org/wiki/Moda_na_sukces" text:style-name="Internet_20_link" text:visited-style-name="Visited_20_Internet_20_Link"><text:span text:style-name="T1">źródła B</text:span></text:a><text:span text:style-name="T1"> narysuj sieć semantyczną reprezentującą relacje pomiędzy bohaterami powieści / serialu. Graf powinien zawierać co najmniej 15 węzłów i 10 krawędzi.</text:span></text:p>
        </text:list-item>
        <text:list-item>
          <text:p text:style-name="P13">Porównaj swój graf z kolegą / koleżanką, którzy wybrali to samo źródło (A lub B). Czy grafy są takie same, podobne, inne? Czym się różnią? Jakie z tego wnioski? Zapisz je.</text:p>
        </text:list-item>
      </text:list>
      <text:p text:style-name="P6"/>
      <text:h text:style-name="Heading_20_1" text:outline-level="1">Sieć Semantyczna (Semantic Web)</text:h>
      <text:list xml:id="list4101284954" text:style-name="WWNum18">
        <text:list-item>
          <text:p text:style-name="P14">Czym jest Sieć Semantyczna? Po co nam Semantyczny Internet? Co to jest Linked Data?</text:p>
          <text:p text:style-name="P15"><text:s/>Sieć semantyczna jest projektem, który ma umożliwić programom sztucznej inteligencji odczytywanie inforamcji z internetu w sposób dla nich przystępny. Jeżeli dzisiaj wchodzimy np. na stronę onet.pl to możemy uzyskać informacje o pogodzie, polityce lub przecenie na krówki w biedronce. Jednakże program nie umie w łatwy sposób przetworzyć informacji tam zawartych (one są przystępnie napisane dla ludzi). W semantic web treści są prezentowane tak, aby programy „rozumiały” zawarte informacje i mogły je przetwarzać.</text:p>
          <text:p text:style-name="P15"><text:s/>W obecnym świecie tempo generowania oraz przesyłania informacji jest tak ogromne, że niedługo nie będziemy w stanie przetworzyć tych informacji, dlatego będziemy posiłkować się programami sztucznej inteligencji.</text:p>
          <text:p text:style-name="P15"><text:s/>Linked data jest strukturą danych, która łączy ze sobą różne pojęcia tak, aby można je było przetwarzać. Na przykład jeżeli mamy zdanie „zamek mi się popsuł” to wykorzystując tą strukturę danych program (przy pomocy dalszego kontekstu) może wywnioskować, że może być to zamek w spodniach, drzwiach, albo że jestem upadłym krezusem, któremu dom się sypie ;)</text:p>
        </text:list-item>
        <text:list-item>
          <text:p text:style-name="P25"><text:span text:style-name="T1">Czym się różni Sieć Semantyczna od sieci semantycznych? </text:span><text:span text:style-name="T6">😊</text:span><text:span text:style-name="T1"> </text:span></text:p>
          <text:p text:style-name="P26"><text:span text:style-name="T1"><text:s/>Sieć Semantyczna to taki Internet dla programów (analogia do internet i Internet). Ogólny, światowy itp. Sieci semantyczne to sposób reprezentowania wiedzy.</text:span></text:p>
        </text:list-item>
        <text:list-item>
          <text:p text:style-name="P14">Czym są ontologie? Po co się je buduje? </text:p>
          <text:p text:style-name="P16"><text:s/>Ontologie to hierarchiczny system kategorii. Jeżeli chcemy opisać jakąś rzeczywistość to budujemy właśnie ontologię. Możemy stowrzyć ontologię bazową, która ma ogólne relacje wykorzystywane w całości jaki i do tego dołożyć ontologie dziedzinowe, które doprecyzowują wybrany fragment rzeczywistości, a których relacje mogą być wykorzystywane tylko w danej dziedzinie.</text:p>
          <text:p text:style-name="P16"><text:s/><text:span text:style-name="T7">Oprócz tego budujemy ontologie po to, aby program w precyzyjny sposób rozumiał informacje jakie do niego wprowadzamy.</text:span></text:p>
        </text:list-item>
        <text:list-item>
          <text:p text:style-name="P14">Czym się różnią ontologie od sieci semantycznych i ramek?</text:p>
          <text:p text:style-name="P14"><text:s/><text:span text:style-name="T7">We wszystkich powyższych pojęciach mamy jakiś schemat opisu rzeczywistości. Jednak ontologia dostarcza również hierarchizację. Przy pomocy narzędzi logiki (takich jak reguły, definicje, aksjomaty) możemy </text:span><text:soft-page-break/><text:span text:style-name="T7">określić hierarchię elementów oraz zasady klasyfikacji obiektów w ontologii.</text:span></text:p>
        </text:list-item>
        <text:list-item>
          <text:p text:style-name="P14">Omów krótko (po 2-3 zdania) poziomy reprezentacji wiedzy w Sieci Semantycznej: (meta)dane <text:s/>→ <text:s/>ontologie → logika</text:p>
          <text:p text:style-name="P14"><text:s text:c="2"/></text:p>
        </text:list-item>
      </text:list>
      <text:p text:style-name="P6"/>
      <text:p text:style-name="P8"><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Emoji" svg:font-family="'Segoe UI Emoj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Emoji1" svg:font-family="'Segoe UI Emoji'"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l" fo:country="PL"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pl" fo:country="PL"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font-name-asian="ＭＳ 明朝" style:font-family-asian="'ＭＳ 明朝'"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font-name-asian="ＭＳ 明朝" style:font-family-asian="'ＭＳ 明朝'" style:font-family-generic-asian="system" style:font-pitch-asian="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694in" fo:margin-left="0in" fo:margin-top="0in" fo:margin-bottom="0in" table:align="left" style:writing-mode="lr-tb"/>
    </style:style>
    <style:style style:name="Table1.A" style:family="table-column">
      <style:table-column-properties style:column-width="2.0896in"/>
    </style:style>
    <style:style style:name="Table1.C" style:family="table-column">
      <style:table-column-properties style:column-width="2.090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2694in" fo:margin-left="0in" fo:margin-top="0in" fo:margin-bottom="0in" table:align="left" style:writing-mode="lr-tb"/>
    </style:style>
    <style:style style:name="Table2.A" style:family="table-column">
      <style:table-column-properties style:column-width="2.0896in"/>
    </style:style>
    <style:style style:name="Table2.C" style:family="table-column">
      <style:table-column-properties style:column-width="2.090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MP1" style:family="paragraph" style:parent-style-name="Header">
      <style:paragraph-properties fo:margin-left="-0.0799in" fo:margin-right="0in" fo:text-indent="0in"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2"/>
          <table:table-column table:style-name="Table1.C"/>
          <table:table-row table:style-name="Table1.1">
            <table:table-cell table:style-name="Table1.A1" office:value-type="string">
              <text:p text:style-name="MP1">Podstawy Sztucznej Inteligencji </text:p>
            </table:table-cell>
            <table:table-cell table:style-name="Table1.A1" office:value-type="string">
              <text:p text:style-name="MP2"/>
            </table:table-cell>
            <table:table-cell table:style-name="Table1.A1" office:value-type="string">
              <text:p text:style-name="MP3">Semestr Zimowy 2020/2021</text:p>
            </table:table-cell>
          </table:table-row>
        </table:table>
        <text:p text:style-name="Header"/>
      </style:header>
      <style:footer>
        <table:table table:name="Table2" table:style-name="Table2">
          <table:table-column table:style-name="Table2.A" table:number-columns-repeated="2"/>
          <table:table-column table:style-name="Table2.C"/>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eusz Ślażyński</meta:initial-creator>
    <meta:editing-cycles>103</meta:editing-cycles>
    <meta:creation-date>2020-10-05T17:47:00</meta:creation-date>
    <dc:date>2020-10-28T22:12:54.607042673</dc:date>
    <meta:generator>LibreOffice/6.4.6.2$Linux_X86_64 LibreOffice_project/40$Build-2</meta:generator>
    <meta:editing-duration>PT13M46S</meta:editing-duration>
    <meta:document-statistic meta:table-count="2" meta:image-count="0" meta:object-count="0" meta:page-count="4" meta:paragraph-count="50" meta:word-count="801" meta:character-count="5563" meta:non-whitespace-character-count="4804"/>
    <meta:user-defined meta:name="AppVersion">00.0001</meta:user-defined>
    <meta:user-defined meta:name="ContentTypeId">0x010100A8B0185352E8C84AA37F8E0D7017BAEE</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